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94cm"/>
    </style:style>
    <style:style style:name="co2" style:family="table-column">
      <style:table-column-properties fo:break-before="auto" style:column-width="6.054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2.623cm"/>
    </style:style>
    <style:style style:name="co5" style:family="table-column">
      <style:table-column-properties fo:break-before="auto" style:column-width="2.078cm"/>
    </style:style>
    <style:style style:name="co6" style:family="table-column">
      <style:table-column-properties fo:break-before="auto" style:column-width="3.304cm"/>
    </style:style>
    <style:style style:name="co7" style:family="table-column">
      <style:table-column-properties fo:break-before="auto" style:column-width="9.878cm"/>
    </style:style>
    <style:style style:name="co8" style:family="table-column">
      <style:table-column-properties fo:break-before="auto" style:column-width="2.54cm"/>
    </style:style>
    <style:style style:name="co9" style:family="table-column">
      <style:table-column-properties fo:break-before="auto" style:column-width="2.568cm"/>
    </style:style>
    <style:style style:name="co10" style:family="table-column">
      <style:table-column-properties fo:break-before="auto" style:column-width="3.03cm"/>
    </style:style>
    <style:style style:name="co11" style:family="table-column">
      <style:table-column-properties fo:break-before="auto" style:column-width="2.759cm"/>
    </style:style>
    <style:style style:name="co12" style:family="table-column">
      <style:table-column-properties fo:break-before="auto" style:column-width="3.715cm"/>
    </style:style>
    <style:style style:name="co13" style:family="table-column">
      <style:table-column-properties fo:break-before="auto" style:column-width="4.283cm"/>
    </style:style>
    <style:style style:name="co14" style:family="table-column">
      <style:table-column-properties fo:break-before="auto" style:column-width="3.392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19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in_method_benchmark_XPS_more_rows" table:style-name="ta1">
        <table:shapes>
          <draw:frame draw:z-index="0" draw:style-name="gr1" draw:text-style-name="P1" svg:width="43.827cm" svg:height="22.772cm" svg:x="10.038cm" svg:y="20.874cm">
            <draw:object draw:notify-on-update-of-ranges="main_method_benchmark_XPS_more_rows.G2:main_method_benchmark_XPS_more_rows.G43 main_method_benchmark_XPS_more_rows.H1:main_method_benchmark_XPS_more_rows.H1 main_method_benchmark_XPS_more_rows.H2:main_method_benchmark_XPS_more_rows.H43 main_method_benchmark_XPS_more_rows.I1:main_method_benchmark_XPS_more_rows.I1 main_method_benchmark_XPS_more_rows.I2:main_method_benchmark_XPS_more_rows.I43 main_method_benchmark_XPS_more_rows.J1:main_method_benchmark_XPS_more_rows.J1 main_method_benchmark_XPS_more_rows.J2:main_method_benchmark_XPS_more_rows.J43 main_method_benchmark_XPS_more_rows.K1:main_method_benchmark_XPS_more_rows.K1 main_method_benchmark_XPS_more_rows.K2:main_method_benchmark_XPS_more_rows.K43 main_method_benchmark_XPS_more_rows.L1:main_method_benchmark_XPS_more_rows.L1 main_method_benchmark_XPS_more_rows.L2:main_method_benchmark_XPS_more_rows.L43 main_method_benchmark_XPS_more_rows.M1:main_method_benchmark_XPS_more_rows.M1 main_method_benchmark_XPS_more_rows.M2:main_method_benchmark_XPS_more_rows.M43 main_method_benchmark_XPS_more_rows.N1:main_method_benchmark_XPS_more_rows.N1 main_method_benchmark_XPS_more_rows.N2:main_method_benchmark_XPS_more_rows.N4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Scale-Factor</text:p>
          </table:table-cell>
          <table:table-cell office:value-type="string" calcext:value-type="string">
            <text:p>Paradigm</text:p>
          </table:table-cell>
          <table:table-cell office:value-type="string" calcext:value-type="string">
            <text:p>Repetitions</text:p>
          </table:table-cell>
          <table:table-cell office:value-type="string" calcext:value-type="string">
            <text:p>ResultSummarised</text:p>
          </table:table-cell>
          <table:table-cell office:value-type="string" calcext:value-type="string">
            <text:p>DatasetID</text:p>
          </table:table-cell>
          <table:table-cell office:value-type="string" calcext:value-type="string">
            <text:p>Planning-Time</text:p>
          </table:table-cell>
          <table:table-cell office:value-type="string" calcext:value-type="string">
            <text:p>Codegen-Time</text:p>
          </table:table-cell>
          <table:table-cell office:value-type="string" calcext:value-type="string">
            <text:p>Compilation-Time</text:p>
          </table:table-cell>
          <table:table-cell office:value-type="string" calcext:value-type="string">
            <text:p>Execution-Time</text:p>
          </table:table-cell>
          <table:table-cell office:value-type="string" calcext:value-type="string">
            <text:p>Remaining Overhead</text:p>
          </table:table-cell>
          <table:table-cell office:value-type="string" calcext:value-type="string">
            <text:p>DuckDB Execution Time</text:p>
          </table:table-cell>
          <table:table-cell office:value-type="string" calcext:value-type="string">
            <text:p>DuckDB Overhead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filter_query_int_rest_1-SF-10-non-vectorised</text:p>
          </table:table-cell>
          <table:table-cell table:style-name="ce2" office:value-type="float" office:value="23.3" calcext:value-type="float">
            <text:p>23.3</text:p>
          </table:table-cell>
          <table:table-cell table:style-name="ce2" office:value-type="float" office:value="100.9" calcext:value-type="float">
            <text:p>100.9</text:p>
          </table:table-cell>
          <table:table-cell table:style-name="ce2" office:value-type="float" office:value="39.5" calcext:value-type="float">
            <text:p>39.5</text:p>
          </table:table-cell>
          <table:table-cell table:style-name="ce2" office:value-type="float" office:value="770.1" calcext:value-type="float">
            <text:p>770.1</text:p>
          </table:table-cell>
          <table:table-cell table:style-name="ce2" office:value-type="float" office:value="97.1" calcext:value-type="float">
            <text:p>97.1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filter_query_int_rest_1-SF-10-vectorised</text:p>
          </table:table-cell>
          <table:table-cell table:style-name="ce2" office:value-type="float" office:value="21.6" calcext:value-type="float">
            <text:p>21.6</text:p>
          </table:table-cell>
          <table:table-cell table:style-name="ce2" office:value-type="float" office:value="97.6" calcext:value-type="float">
            <text:p>97.6</text:p>
          </table:table-cell>
          <table:table-cell table:style-name="ce2" office:value-type="float" office:value="39.4" calcext:value-type="float">
            <text:p>39.4</text:p>
          </table:table-cell>
          <table:table-cell table:style-name="ce2" office:value-type="float" office:value="576.1" calcext:value-type="float">
            <text:p>576.1</text:p>
          </table:table-cell>
          <table:table-cell table:style-name="ce2" office:value-type="float" office:value="95.5999999999999" calcext:value-type="float">
            <text:p>95.6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filter_query_int_rest_1-SF-10-duckdb</text:p>
          </table:table-cell>
          <table:table-cell table:number-columns-repeated="5"/>
          <table:table-cell table:style-name="ce2" office:value-type="float" office:value="68.9" calcext:value-type="float">
            <text:p>68.9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filter_query_int_rest_2-SF-10-non-vectorised</text:p>
          </table:table-cell>
          <table:table-cell table:style-name="ce2" office:value-type="float" office:value="22.4" calcext:value-type="float">
            <text:p>22.4</text:p>
          </table:table-cell>
          <table:table-cell table:style-name="ce2" office:value-type="float" office:value="99.4" calcext:value-type="float">
            <text:p>99.4</text:p>
          </table:table-cell>
          <table:table-cell table:style-name="ce2" office:value-type="float" office:value="39.2" calcext:value-type="float">
            <text:p>39.2</text:p>
          </table:table-cell>
          <table:table-cell table:style-name="ce2" office:value-type="float" office:value="931.4" calcext:value-type="float">
            <text:p>931.4</text:p>
          </table:table-cell>
          <table:table-cell table:style-name="ce2" office:value-type="float" office:value="94.8999999999999" calcext:value-type="float">
            <text:p>94.9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filter_query_int_rest_2-SF-10-vectorised</text:p>
          </table:table-cell>
          <table:table-cell table:style-name="ce2" office:value-type="float" office:value="21.7" calcext:value-type="float">
            <text:p>21.7</text:p>
          </table:table-cell>
          <table:table-cell table:style-name="ce2" office:value-type="float" office:value="98.6" calcext:value-type="float">
            <text:p>98.6</text:p>
          </table:table-cell>
          <table:table-cell table:style-name="ce2" office:value-type="float" office:value="39.6" calcext:value-type="float">
            <text:p>39.6</text:p>
          </table:table-cell>
          <table:table-cell table:style-name="ce2" office:value-type="float" office:value="565.8" calcext:value-type="float">
            <text:p>565.8</text:p>
          </table:table-cell>
          <table:table-cell table:style-name="ce2" office:value-type="float" office:value="97.7000000000001" calcext:value-type="float">
            <text:p>97.7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filter_query_int_rest_2-SF-10-duckdb</text:p>
          </table:table-cell>
          <table:table-cell table:number-columns-repeated="5"/>
          <table:table-cell table:style-name="ce2" office:value-type="float" office:value="680.7" calcext:value-type="float">
            <text:p>680.7</text:p>
          </table:table-cell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filter_query_int_rest_3-SF-10-non-vectorised</text:p>
          </table:table-cell>
          <table:table-cell table:style-name="ce2" office:value-type="float" office:value="23.2" calcext:value-type="float">
            <text:p>23.2</text:p>
          </table:table-cell>
          <table:table-cell table:style-name="ce2" office:value-type="float" office:value="99.3" calcext:value-type="float">
            <text:p>99.3</text:p>
          </table:table-cell>
          <table:table-cell table:style-name="ce2" office:value-type="float" office:value="39" calcext:value-type="float">
            <text:p>39.0</text:p>
          </table:table-cell>
          <table:table-cell table:style-name="ce2" office:value-type="float" office:value="1110.6" calcext:value-type="float">
            <text:p>1110.6</text:p>
          </table:table-cell>
          <table:table-cell table:style-name="ce2" office:value-type="float" office:value="94.8000000000002" calcext:value-type="float">
            <text:p>94.8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filter_query_int_rest_3-SF-10-vectorised</text:p>
          </table:table-cell>
          <table:table-cell table:style-name="ce2" office:value-type="float" office:value="21.6" calcext:value-type="float">
            <text:p>21.6</text:p>
          </table:table-cell>
          <table:table-cell table:style-name="ce2" office:value-type="float" office:value="98.7" calcext:value-type="float">
            <text:p>98.7</text:p>
          </table:table-cell>
          <table:table-cell table:style-name="ce2" office:value-type="float" office:value="39.9" calcext:value-type="float">
            <text:p>39.9</text:p>
          </table:table-cell>
          <table:table-cell table:style-name="ce2" office:value-type="float" office:value="862.6" calcext:value-type="float">
            <text:p>862.6</text:p>
          </table:table-cell>
          <table:table-cell table:style-name="ce2" office:value-type="float" office:value="94.4000000000001" calcext:value-type="float">
            <text:p>94.4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filter_query_int_rest_3-SF-10-duckdb</text:p>
          </table:table-cell>
          <table:table-cell table:number-columns-repeated="5"/>
          <table:table-cell table:style-name="ce2" office:value-type="float" office:value="1431.6" calcext:value-type="float">
            <text:p>1431.6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aggregation_query_int_keys_2-SF-10-non-vectorised</text:p>
          </table:table-cell>
          <table:table-cell table:style-name="ce2" office:value-type="float" office:value="22.6" calcext:value-type="float">
            <text:p>22.6</text:p>
          </table:table-cell>
          <table:table-cell table:style-name="ce2" office:value-type="float" office:value="102.8" calcext:value-type="float">
            <text:p>102.8</text:p>
          </table:table-cell>
          <table:table-cell table:style-name="ce2" office:value-type="float" office:value="53.5" calcext:value-type="float">
            <text:p>53.5</text:p>
          </table:table-cell>
          <table:table-cell table:style-name="ce2" office:value-type="float" office:value="1695.3" calcext:value-type="float">
            <text:p>1695.3</text:p>
          </table:table-cell>
          <table:table-cell table:style-name="ce2" office:value-type="float" office:value="97.8" calcext:value-type="float">
            <text:p>97.8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aggregation_query_int_keys_2-SF-10-vectorised</text:p>
          </table:table-cell>
          <table:table-cell table:style-name="ce2" office:value-type="float" office:value="21" calcext:value-type="float">
            <text:p>21.0</text:p>
          </table:table-cell>
          <table:table-cell table:style-name="ce2" office:value-type="float" office:value="99.6" calcext:value-type="float">
            <text:p>99.6</text:p>
          </table:table-cell>
          <table:table-cell table:style-name="ce2" office:value-type="float" office:value="55.5" calcext:value-type="float">
            <text:p>55.5</text:p>
          </table:table-cell>
          <table:table-cell table:style-name="ce2" office:value-type="float" office:value="1705.8" calcext:value-type="float">
            <text:p>1705.8</text:p>
          </table:table-cell>
          <table:table-cell table:style-name="ce2" office:value-type="float" office:value="96.7000000000001" calcext:value-type="float">
            <text:p>96.7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aggregation_query_int_keys_2-SF-10-duckdb</text:p>
          </table:table-cell>
          <table:table-cell table:number-columns-repeated="5"/>
          <table:table-cell table:style-name="ce2" office:value-type="float" office:value="4364.6" calcext:value-type="float">
            <text:p>4364.6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aggregation_query_int_keys_16-SF-10-non-vectorised</text:p>
          </table:table-cell>
          <table:table-cell table:style-name="ce2" office:value-type="float" office:value="22.7" calcext:value-type="float">
            <text:p>22.7</text:p>
          </table:table-cell>
          <table:table-cell table:style-name="ce2" office:value-type="float" office:value="100.7" calcext:value-type="float">
            <text:p>100.7</text:p>
          </table:table-cell>
          <table:table-cell table:style-name="ce2" office:value-type="float" office:value="53.4" calcext:value-type="float">
            <text:p>53.4</text:p>
          </table:table-cell>
          <table:table-cell table:style-name="ce2" office:value-type="float" office:value="3687.4" calcext:value-type="float">
            <text:p>3687.4</text:p>
          </table:table-cell>
          <table:table-cell table:style-name="ce2" office:value-type="float" office:value="97.7999999999997" calcext:value-type="float">
            <text:p>97.8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aggregation_query_int_keys_16-SF-10-vectorised</text:p>
          </table:table-cell>
          <table:table-cell table:style-name="ce2" office:value-type="float" office:value="21" calcext:value-type="float">
            <text:p>21.0</text:p>
          </table:table-cell>
          <table:table-cell table:style-name="ce2" office:value-type="float" office:value="100.8" calcext:value-type="float">
            <text:p>100.8</text:p>
          </table:table-cell>
          <table:table-cell table:style-name="ce2" office:value-type="float" office:value="56.1" calcext:value-type="float">
            <text:p>56.1</text:p>
          </table:table-cell>
          <table:table-cell table:style-name="ce2" office:value-type="float" office:value="4058.1" calcext:value-type="float">
            <text:p>4058.1</text:p>
          </table:table-cell>
          <table:table-cell table:style-name="ce2" office:value-type="float" office:value="95.8999999999996" calcext:value-type="float">
            <text:p>95.9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aggregation_query_int_keys_16-SF-10-duckdb</text:p>
          </table:table-cell>
          <table:table-cell table:number-columns-repeated="5"/>
          <table:table-cell table:style-name="ce2" office:value-type="float" office:value="4339.6" calcext:value-type="float">
            <text:p>4339.6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aggregation_query_int_keys_8192-SF-10-non-vectorised</text:p>
          </table:table-cell>
          <table:table-cell table:style-name="ce2" office:value-type="float" office:value="22.8" calcext:value-type="float">
            <text:p>22.8</text:p>
          </table:table-cell>
          <table:table-cell table:style-name="ce2" office:value-type="float" office:value="101.5" calcext:value-type="float">
            <text:p>101.5</text:p>
          </table:table-cell>
          <table:table-cell table:style-name="ce2" office:value-type="float" office:value="53.5" calcext:value-type="float">
            <text:p>53.5</text:p>
          </table:table-cell>
          <table:table-cell table:style-name="ce2" office:value-type="float" office:value="6636.9" calcext:value-type="float">
            <text:p>6636.9</text:p>
          </table:table-cell>
          <table:table-cell table:style-name="ce2" office:value-type="float" office:value="99.1000000000004" calcext:value-type="float">
            <text:p>99.1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aggregation_query_int_keys_8192-SF-10-vectorised</text:p>
          </table:table-cell>
          <table:table-cell table:style-name="ce2" office:value-type="float" office:value="20.7" calcext:value-type="float">
            <text:p>20.7</text:p>
          </table:table-cell>
          <table:table-cell table:style-name="ce2" office:value-type="float" office:value="99.5" calcext:value-type="float">
            <text:p>99.5</text:p>
          </table:table-cell>
          <table:table-cell table:style-name="ce2" office:value-type="float" office:value="55.4" calcext:value-type="float">
            <text:p>55.4</text:p>
          </table:table-cell>
          <table:table-cell table:style-name="ce2" office:value-type="float" office:value="6401" calcext:value-type="float">
            <text:p>6401.0</text:p>
          </table:table-cell>
          <table:table-cell table:style-name="ce2" office:value-type="float" office:value="93.7999999999993" calcext:value-type="float">
            <text:p>93.8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aggregation_query_int_keys_8192-SF-10-duckdb</text:p>
          </table:table-cell>
          <table:table-cell table:number-columns-repeated="5"/>
          <table:table-cell table:style-name="ce2" office:value-type="float" office:value="8124.2" calcext:value-type="float">
            <text:p>8124.2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aggregation_query_int_keys_262144-SF-10-non-vectorised</text:p>
          </table:table-cell>
          <table:table-cell table:style-name="ce2" office:value-type="float" office:value="23" calcext:value-type="float">
            <text:p>23.0</text:p>
          </table:table-cell>
          <table:table-cell table:style-name="ce2" office:value-type="float" office:value="103.2" calcext:value-type="float">
            <text:p>103.2</text:p>
          </table:table-cell>
          <table:table-cell table:style-name="ce2" office:value-type="float" office:value="54.6" calcext:value-type="float">
            <text:p>54.6</text:p>
          </table:table-cell>
          <table:table-cell table:style-name="ce2" office:value-type="float" office:value="9687.4" calcext:value-type="float">
            <text:p>9687.4</text:p>
          </table:table-cell>
          <table:table-cell table:style-name="ce2" office:value-type="float" office:value="98.5000000000018" calcext:value-type="float">
            <text:p>98.5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aggregation_query_int_keys_262144-SF-10-vectorised</text:p>
          </table:table-cell>
          <table:table-cell table:style-name="ce2" office:value-type="float" office:value="20.9" calcext:value-type="float">
            <text:p>20.9</text:p>
          </table:table-cell>
          <table:table-cell table:style-name="ce2" office:value-type="float" office:value="100.1" calcext:value-type="float">
            <text:p>100.1</text:p>
          </table:table-cell>
          <table:table-cell table:style-name="ce2" office:value-type="float" office:value="55.6" calcext:value-type="float">
            <text:p>55.6</text:p>
          </table:table-cell>
          <table:table-cell table:style-name="ce2" office:value-type="float" office:value="9717.8" calcext:value-type="float">
            <text:p>9717.8</text:p>
          </table:table-cell>
          <table:table-cell table:style-name="ce2" office:value-type="float" office:value="95.2000000000007" calcext:value-type="float">
            <text:p>95.2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aggregation_query_int_keys_262144-SF-10-duckdb</text:p>
          </table:table-cell>
          <table:table-cell table:number-columns-repeated="5"/>
          <table:table-cell table:style-name="ce2" office:value-type="float" office:value="16773.7" calcext:value-type="float">
            <text:p>16773.7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aggregation_query_int_keys_524288-SF-10-non-vectorised</text:p>
          </table:table-cell>
          <table:table-cell table:style-name="ce2" office:value-type="float" office:value="22.5" calcext:value-type="float">
            <text:p>22.5</text:p>
          </table:table-cell>
          <table:table-cell table:style-name="ce2" office:value-type="float" office:value="100.6" calcext:value-type="float">
            <text:p>100.6</text:p>
          </table:table-cell>
          <table:table-cell table:style-name="ce2" office:value-type="float" office:value="53.8" calcext:value-type="float">
            <text:p>53.8</text:p>
          </table:table-cell>
          <table:table-cell table:style-name="ce2" office:value-type="float" office:value="25437.9" calcext:value-type="float">
            <text:p>25437.9</text:p>
          </table:table-cell>
          <table:table-cell table:style-name="ce2" office:value-type="float" office:value="103.699999999997" calcext:value-type="float">
            <text:p>103.7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aggregation_query_int_keys_524288-SF-10-vectorised</text:p>
          </table:table-cell>
          <table:table-cell table:style-name="ce2" office:value-type="float" office:value="20.6" calcext:value-type="float">
            <text:p>20.6</text:p>
          </table:table-cell>
          <table:table-cell table:style-name="ce2" office:value-type="float" office:value="99.5" calcext:value-type="float">
            <text:p>99.5</text:p>
          </table:table-cell>
          <table:table-cell table:style-name="ce2" office:value-type="float" office:value="55.7" calcext:value-type="float">
            <text:p>55.7</text:p>
          </table:table-cell>
          <table:table-cell table:style-name="ce2" office:value-type="float" office:value="26398.7" calcext:value-type="float">
            <text:p>26398.7</text:p>
          </table:table-cell>
          <table:table-cell table:style-name="ce2" office:value-type="float" office:value="101.200000000001" calcext:value-type="float">
            <text:p>101.2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aggregation_query_int_keys_524288-SF-10-duckdb</text:p>
          </table:table-cell>
          <table:table-cell table:number-columns-repeated="5"/>
          <table:table-cell table:style-name="ce2" office:value-type="float" office:value="19514.4" calcext:value-type="float">
            <text:p>19514.4</text:p>
          </table:table-cell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aggregation_query_int_keys_524288-SF-20-non-vectorised</text:p>
          </table:table-cell>
          <table:table-cell table:style-name="ce2" office:value-type="float" office:value="22.9" calcext:value-type="float">
            <text:p>22.9</text:p>
          </table:table-cell>
          <table:table-cell table:style-name="ce2" office:value-type="float" office:value="103.8" calcext:value-type="float">
            <text:p>103.8</text:p>
          </table:table-cell>
          <table:table-cell table:style-name="ce2" office:value-type="float" office:value="53.5" calcext:value-type="float">
            <text:p>53.5</text:p>
          </table:table-cell>
          <table:table-cell table:style-name="ce2" office:value-type="float" office:value="50318.9" calcext:value-type="float">
            <text:p>50318.9</text:p>
          </table:table-cell>
          <table:table-cell table:style-name="ce2" office:value-type="float" office:value="107.200000000004" calcext:value-type="float">
            <text:p>107.2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aggregation_query_int_keys_524288-SF-20-vectorised</text:p>
          </table:table-cell>
          <table:table-cell table:style-name="ce2" office:value-type="float" office:value="21" calcext:value-type="float">
            <text:p>21.0</text:p>
          </table:table-cell>
          <table:table-cell table:style-name="ce2" office:value-type="float" office:value="103" calcext:value-type="float">
            <text:p>103.0</text:p>
          </table:table-cell>
          <table:table-cell table:style-name="ce2" office:value-type="float" office:value="55.9" calcext:value-type="float">
            <text:p>55.9</text:p>
          </table:table-cell>
          <table:table-cell table:style-name="ce2" office:value-type="float" office:value="52606.1" calcext:value-type="float">
            <text:p>52606.1</text:p>
          </table:table-cell>
          <table:table-cell table:style-name="ce2" office:value-type="float" office:value="106.400000000001" calcext:value-type="float">
            <text:p>106.4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aggregation_query_int_keys_524288-SF-20-duckdb</text:p>
          </table:table-cell>
          <table:table-cell table:number-columns-repeated="5"/>
          <table:table-cell table:style-name="ce2" office:value-type="float" office:value="41077.1" calcext:value-type="float">
            <text:p>41077.1</text:p>
          </table:table-cell>
          <table:table-cell/>
        </table:table-row>
        <table:table-row table:style-name="ro1">
          <table:table-cell office:value-type="string" calcext:value-type="string">
            <text:p>join_query</text:p>
          </table:table-cell>
          <table:table-cell office:value-type="string" calcext:value-type="string">
            <text:p>join_query_int_B_0.6_C_0.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join_query_int_B_0.6_C_0.8-SF-10-non-vectorised</text:p>
          </table:table-cell>
          <table:table-cell table:style-name="ce2" office:value-type="float" office:value="23.1" calcext:value-type="float">
            <text:p>23.1</text:p>
          </table:table-cell>
          <table:table-cell table:style-name="ce2" office:value-type="float" office:value="98.7" calcext:value-type="float">
            <text:p>98.7</text:p>
          </table:table-cell>
          <table:table-cell table:style-name="ce2" office:value-type="float" office:value="61.3" calcext:value-type="float">
            <text:p>61.3</text:p>
          </table:table-cell>
          <table:table-cell table:style-name="ce2" office:value-type="float" office:value="26143.6" calcext:value-type="float">
            <text:p>26143.6</text:p>
          </table:table-cell>
          <table:table-cell table:style-name="ce2" office:value-type="float" office:value="186.100000000002" calcext:value-type="float">
            <text:p>186.1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join_query</text:p>
          </table:table-cell>
          <table:table-cell office:value-type="string" calcext:value-type="string">
            <text:p>join_query_int_B_0.6_C_0.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join_query_int_B_0.6_C_0.8-SF-10-vectorised</text:p>
          </table:table-cell>
          <table:table-cell table:style-name="ce2" office:value-type="float" office:value="21.4" calcext:value-type="float">
            <text:p>21.4</text:p>
          </table:table-cell>
          <table:table-cell table:style-name="ce2" office:value-type="float" office:value="99.3" calcext:value-type="float">
            <text:p>99.3</text:p>
          </table:table-cell>
          <table:table-cell table:style-name="ce2" office:value-type="float" office:value="64.8" calcext:value-type="float">
            <text:p>64.8</text:p>
          </table:table-cell>
          <table:table-cell table:style-name="ce2" office:value-type="float" office:value="23091" calcext:value-type="float">
            <text:p>23091.0</text:p>
          </table:table-cell>
          <table:table-cell table:style-name="ce2" office:value-type="float" office:value="162.400000000001" calcext:value-type="float">
            <text:p>162.4</text:p>
          </table:table-cell>
          <table:table-cell table:style-name="ce2"/>
          <table:table-cell/>
        </table:table-row>
        <table:table-row table:style-name="ro1">
          <table:table-cell office:value-type="string" calcext:value-type="string">
            <text:p>join_query</text:p>
          </table:table-cell>
          <table:table-cell office:value-type="string" calcext:value-type="string">
            <text:p>join_query_int_B_0.6_C_0.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join_query_int_B_0.6_C_0.8-SF-10-duckdb</text:p>
          </table:table-cell>
          <table:table-cell table:number-columns-repeated="5"/>
          <table:table-cell table:style-name="ce2" office:value-type="float" office:value="8609.7" calcext:value-type="float">
            <text:p>8609.7</text:p>
          </table:table-cell>
          <table:table-cell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tpch_q1-SF-10-non-vectorised</text:p>
          </table:table-cell>
          <table:table-cell table:style-name="ce2" office:value-type="float" office:value="32.8" calcext:value-type="float">
            <text:p>32.8</text:p>
          </table:table-cell>
          <table:table-cell table:style-name="ce2" office:value-type="float" office:value="98.4" calcext:value-type="float">
            <text:p>98.4</text:p>
          </table:table-cell>
          <table:table-cell table:style-name="ce2" office:value-type="float" office:value="59.4" calcext:value-type="float">
            <text:p>59.4</text:p>
          </table:table-cell>
          <table:table-cell table:style-name="ce2" office:value-type="float" office:value="2057" calcext:value-type="float">
            <text:p>2057.0</text:p>
          </table:table-cell>
          <table:table-cell table:style-name="ce2" office:value-type="float" office:value="97.4000000000001" calcext:value-type="float">
            <text:p>97.4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tpch_q1-SF-10-vectorised</text:p>
          </table:table-cell>
          <table:table-cell table:style-name="ce2" office:value-type="float" office:value="31" calcext:value-type="float">
            <text:p>31.0</text:p>
          </table:table-cell>
          <table:table-cell table:style-name="ce2" office:value-type="float" office:value="99.3" calcext:value-type="float">
            <text:p>99.3</text:p>
          </table:table-cell>
          <table:table-cell table:style-name="ce2" office:value-type="float" office:value="66.6" calcext:value-type="float">
            <text:p>66.6</text:p>
          </table:table-cell>
          <table:table-cell table:style-name="ce2" office:value-type="float" office:value="2881.5" calcext:value-type="float">
            <text:p>2881.5</text:p>
          </table:table-cell>
          <table:table-cell table:style-name="ce2" office:value-type="float" office:value="99.5" calcext:value-type="float">
            <text:p>99.5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tpch_q1-SF-10-duckdb</text:p>
          </table:table-cell>
          <table:table-cell table:number-columns-repeated="5"/>
          <table:table-cell office:value-type="float" office:value="3832.4" calcext:value-type="float">
            <text:p>3832.4</text:p>
          </table:table-cell>
          <table:table-cell table:style-name="ce2" office:value-type="float" office:value="58.5" calcext:value-type="float">
            <text:p>58.5</text:p>
          </table:table-cell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tpch_q3-SF-10-non-vectorised</text:p>
          </table:table-cell>
          <table:table-cell table:style-name="ce2" office:value-type="float" office:value="32.6" calcext:value-type="float">
            <text:p>32.6</text:p>
          </table:table-cell>
          <table:table-cell table:style-name="ce2" office:value-type="float" office:value="104.7" calcext:value-type="float">
            <text:p>104.7</text:p>
          </table:table-cell>
          <table:table-cell table:style-name="ce2" office:value-type="float" office:value="73.7" calcext:value-type="float">
            <text:p>73.7</text:p>
          </table:table-cell>
          <table:table-cell table:style-name="ce2" office:value-type="float" office:value="1972.1" calcext:value-type="float">
            <text:p>1972.1</text:p>
          </table:table-cell>
          <table:table-cell table:style-name="ce2" office:value-type="float" office:value="97.9000000000001" calcext:value-type="float">
            <text:p>97.9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tpch_q3-SF-10-vectorised</text:p>
          </table:table-cell>
          <table:table-cell table:style-name="ce2" office:value-type="float" office:value="32.7" calcext:value-type="float">
            <text:p>32.7</text:p>
          </table:table-cell>
          <table:table-cell table:style-name="ce2" office:value-type="float" office:value="103.9" calcext:value-type="float">
            <text:p>103.9</text:p>
          </table:table-cell>
          <table:table-cell table:style-name="ce2" office:value-type="float" office:value="80.6" calcext:value-type="float">
            <text:p>80.6</text:p>
          </table:table-cell>
          <table:table-cell table:style-name="ce2" office:value-type="float" office:value="1996.3" calcext:value-type="float">
            <text:p>1996.3</text:p>
          </table:table-cell>
          <table:table-cell table:style-name="ce2" office:value-type="float" office:value="98.5999999999999" calcext:value-type="float">
            <text:p>98.6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tpch_q3-SF-10-duckdb</text:p>
          </table:table-cell>
          <table:table-cell table:number-columns-repeated="5"/>
          <table:table-cell office:value-type="float" office:value="1338.1" calcext:value-type="float">
            <text:p>1338.1</text:p>
          </table:table-cell>
          <table:table-cell table:style-name="ce2" office:value-type="float" office:value="678.8" calcext:value-type="float">
            <text:p>678.8</text:p>
          </table:table-cell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tpch_q6-SF-10-non-vectorised</text:p>
          </table:table-cell>
          <table:table-cell table:style-name="ce2" office:value-type="float" office:value="30.6" calcext:value-type="float">
            <text:p>30.6</text:p>
          </table:table-cell>
          <table:table-cell table:style-name="ce2" office:value-type="float" office:value="96.4" calcext:value-type="float">
            <text:p>96.4</text:p>
          </table:table-cell>
          <table:table-cell table:style-name="ce2" office:value-type="float" office:value="42.2" calcext:value-type="float">
            <text:p>42.2</text:p>
          </table:table-cell>
          <table:table-cell table:style-name="ce2" office:value-type="float" office:value="359.3" calcext:value-type="float">
            <text:p>359.3</text:p>
          </table:table-cell>
          <table:table-cell table:style-name="ce2" office:value-type="float" office:value="131.7" calcext:value-type="float">
            <text:p>131.7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tpch_q6-SF-10-vectorised</text:p>
          </table:table-cell>
          <table:table-cell table:style-name="ce2" office:value-type="float" office:value="30.5" calcext:value-type="float">
            <text:p>30.5</text:p>
          </table:table-cell>
          <table:table-cell table:style-name="ce2" office:value-type="float" office:value="94.6" calcext:value-type="float">
            <text:p>94.6</text:p>
          </table:table-cell>
          <table:table-cell table:style-name="ce2" office:value-type="float" office:value="44.2" calcext:value-type="float">
            <text:p>44.2</text:p>
          </table:table-cell>
          <table:table-cell table:style-name="ce2" office:value-type="float" office:value="356.4" calcext:value-type="float">
            <text:p>356.4</text:p>
          </table:table-cell>
          <table:table-cell table:style-name="ce2" office:value-type="float" office:value="121.3" calcext:value-type="float">
            <text:p>121.3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tpch_q6-SF-10-duckdb</text:p>
          </table:table-cell>
          <table:table-cell table:number-columns-repeated="5"/>
          <table:table-cell office:value-type="float" office:value="182.3" calcext:value-type="float">
            <text:p>182.3</text:p>
          </table:table-cell>
          <table:table-cell table:style-name="ce2" office:value-type="float" office:value="24.8" calcext:value-type="float">
            <text:p>24.8</text:p>
          </table:table-cell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tpch_q10-SF-10-non-vectorised</text:p>
          </table:table-cell>
          <table:table-cell table:style-name="ce2" office:value-type="float" office:value="33.1" calcext:value-type="float">
            <text:p>33.1</text:p>
          </table:table-cell>
          <table:table-cell table:style-name="ce2" office:value-type="float" office:value="107.6" calcext:value-type="float">
            <text:p>107.6</text:p>
          </table:table-cell>
          <table:table-cell table:style-name="ce2" office:value-type="float" office:value="94" calcext:value-type="float">
            <text:p>94.0</text:p>
          </table:table-cell>
          <table:table-cell table:style-name="ce2" office:value-type="float" office:value="5688.1" calcext:value-type="float">
            <text:p>5688.1</text:p>
          </table:table-cell>
          <table:table-cell table:style-name="ce2" office:value-type="float" office:value="184.8" calcext:value-type="float">
            <text:p>184.8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tpch_q10-SF-10-vectorised</text:p>
          </table:table-cell>
          <table:table-cell table:style-name="ce2" office:value-type="float" office:value="33.4" calcext:value-type="float">
            <text:p>33.4</text:p>
          </table:table-cell>
          <table:table-cell table:style-name="ce2" office:value-type="float" office:value="107" calcext:value-type="float">
            <text:p>107.0</text:p>
          </table:table-cell>
          <table:table-cell table:style-name="ce2" office:value-type="float" office:value="104.1" calcext:value-type="float">
            <text:p>104.1</text:p>
          </table:table-cell>
          <table:table-cell table:style-name="ce2" office:value-type="float" office:value="5089.1" calcext:value-type="float">
            <text:p>5089.1</text:p>
          </table:table-cell>
          <table:table-cell table:style-name="ce2" office:value-type="float" office:value="136.599999999999" calcext:value-type="float">
            <text:p>136.6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uckdb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tpch_q10-SF-10-duckdb</text:p>
          </table:table-cell>
          <table:table-cell table:style-name="ce2" table:number-columns-repeated="5"/>
          <table:table-cell office:value-type="float" office:value="1807.2" calcext:value-type="float">
            <text:p>1807.2</text:p>
          </table:table-cell>
          <table:table-cell table:style-name="ce2" office:value-type="float" office:value="392" calcext:value-type="float">
            <text:p>392.0</text:p>
          </table:table-cell>
        </table:table-row>
        <table:table-row table:style-name="ro1" table:number-rows-repeated="55">
          <table:table-cell table:number-columns-repeated="14"/>
        </table:table-row>
        <table:table-row table:style-name="ro1">
          <table:table-cell table:number-columns-repeated="2"/>
          <table:table-cell>
            <draw:frame draw:z-index="1" draw:style-name="gr1" draw:text-style-name="P1" svg:width="43.827cm" svg:height="22.772cm" svg:x="0.664cm" svg:y="0.126cm">
              <draw:object draw:notify-on-update-of-ranges="main_method_benchmark_XPS_more_rows.G32:main_method_benchmark_XPS_more_rows.G43 main_method_benchmark_XPS_more_rows.H1:main_method_benchmark_XPS_more_rows.H1 main_method_benchmark_XPS_more_rows.H32:main_method_benchmark_XPS_more_rows.H43 main_method_benchmark_XPS_more_rows.I1:main_method_benchmark_XPS_more_rows.I1 main_method_benchmark_XPS_more_rows.I32:main_method_benchmark_XPS_more_rows.I43 main_method_benchmark_XPS_more_rows.J1:main_method_benchmark_XPS_more_rows.J1 main_method_benchmark_XPS_more_rows.J32:main_method_benchmark_XPS_more_rows.J43 main_method_benchmark_XPS_more_rows.K1:main_method_benchmark_XPS_more_rows.K1 main_method_benchmark_XPS_more_rows.K32:main_method_benchmark_XPS_more_rows.K43 main_method_benchmark_XPS_more_rows.L1:main_method_benchmark_XPS_more_rows.L1 main_method_benchmark_XPS_more_rows.L32:main_method_benchmark_XPS_more_rows.L43 main_method_benchmark_XPS_more_rows.M1:main_method_benchmark_XPS_more_rows.M1 main_method_benchmark_XPS_more_rows.M32:main_method_benchmark_XPS_more_rows.M43 main_method_benchmark_XPS_more_rows.N1:main_method_benchmark_XPS_more_rows.N1 main_method_benchmark_XPS_more_rows.N32:main_method_benchmark_XPS_more_rows.N4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number:number-style style:name="N120">
      <number:number number:decimal-places="13" number:min-decimal-places="13" number:min-integer-digits="1"/>
    </number:number-style>
    <number:number-style style:name="N121">
      <number:number number:decimal-places="12" number:min-decimal-places="12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3">
      <number:number number:decimal-places="10" number:min-decimal-places="10" number:min-integer-digits="1"/>
    </number:number-style>
    <number:number-style style:name="N124">
      <number:number number:decimal-places="9" number:min-decimal-places="9" number:min-integer-digits="1"/>
    </number:number-style>
    <number:number-style style:name="N125">
      <number:number number:decimal-places="8" number:min-decimal-places="8" number:min-integer-digits="1"/>
    </number:number-style>
    <number:number-style style:name="N126">
      <number:number number:decimal-places="14" number:min-decimal-places="14" number:min-integer-digits="1"/>
    </number:number-style>
    <number:number-style style:name="N127">
      <number:number number:decimal-places="15" number:min-decimal-places="15" number:min-integer-digits="1"/>
    </number:number-style>
    <number:number-style style:name="N128">
      <number:number number:decimal-places="16" number:min-decimal-places="16" number:min-integer-digits="1"/>
    </number:number-style>
    <number:number-style style:name="N129">
      <number:number number:decimal-places="17" number:min-decimal-places="17" number:min-integer-digits="1"/>
    </number:number-style>
    <number:number-style style:name="N130">
      <number:number number:decimal-places="18" number:min-decimal-places="18" number:min-integer-digits="1"/>
    </number:number-style>
    <number:number-style style:name="N131">
      <number:number number:decimal-places="19" number:min-decimal-places="19" number:min-integer-digits="1"/>
    </number:number-style>
    <number:number-style style:name="N132">
      <number:number number:decimal-places="20" number:min-decimal-places="20" number:min-integer-digits="1"/>
    </number:number-style>
    <number:number-style style:name="N133">
      <number:number number:decimal-places="7" number:min-decimal-places="7" number:min-integer-digits="1"/>
    </number:number-style>
    <number:number-style style:name="N134">
      <number:number number:decimal-places="6" number:min-decimal-places="6" number:min-integer-digits="1"/>
    </number:number-style>
    <number:number-style style:name="N135">
      <number:number number:decimal-places="5" number:min-decimal-places="5" number:min-integer-digits="1"/>
    </number:number-style>
    <number:number-style style:name="N136">
      <number:number number:decimal-places="4" number:min-decimal-places="4" number:min-integer-digits="1"/>
    </number:number-style>
    <number:number-style style:name="N13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3">00/00/0000</text:date>, <text:time style:data-style-name="N2" text:time-value="09:29:14.6061913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03T09:30:43.569340227</dc:date>
    <meta:editing-duration>PT1H11M36S</meta:editing-duration>
    <meta:editing-cycles>18</meta:editing-cycles>
    <meta:generator>LibreOffice/7.6.2.1$Linux_X86_64 LibreOffice_project/60$Build-1</meta:generator>
    <meta:document-statistic meta:table-count="1" meta:cell-count="466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6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9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43.828cm" svg:height="22.773cm" xlink:href=".." xlink:type="simple" chart:class="chart:bar" chart:style-name="ch1">
        <chart:title svg:x="16.261cm" svg:y="0.591cm" chart:style-name="ch2">
          <text:p>Comparison of AethraDB Running-Time against DuckDB</text:p>
        </chart:title>
        <chart:legend chart:legend-position="top" svg:x="10.335cm" svg:y="1.555cm" style:legend-expansion="wide" chart:style-name="ch3"/>
        <chart:plot-area chart:style-name="ch4" table:cell-range-address="main_method_benchmark_XPS_more_rows.G1:main_method_benchmark_XPS_more_rows.N43" chart:data-source-has-labels="both" svg:x="1.887cm" svg:y="2.608cm" svg:width="41.065cm" svg:height="18.729cm">
          <chart:coordinate-region svg:x="4.358cm" svg:y="2.807cm" svg:width="38.594cm" svg:height="14.388cm"/>
          <chart:axis chart:dimension="x" chart:name="primary-x" chart:style-name="ch5" chartooo:axis-type="auto">
            <chartooo:date-scale/>
            <chart:title svg:x="20.88cm" svg:y="21.792cm" chart:style-name="ch6">
              <text:p>Benchmark Identifier</text:p>
            </chart:title>
            <chart:categories table:cell-range-address="main_method_benchmark_XPS_more_rows.G2:main_method_benchmark_XPS_more_rows.G43"/>
          </chart:axis>
          <chart:axis chart:dimension="y" chart:name="primary-y" chart:style-name="ch7">
            <chart:title svg:x="0.451cm" svg:y="13.418cm" chart:style-name="ch8">
              <text:p>Running-Time (ms)</text:p>
            </chart:title>
            <chart:grid chart:style-name="ch9" chart:class="major"/>
          </chart:axis>
          <chart:series chart:style-name="ch10" chart:values-cell-range-address="main_method_benchmark_XPS_more_rows.H2:main_method_benchmark_XPS_more_rows.H43" chart:label-cell-address="main_method_benchmark_XPS_more_rows.H1:main_method_benchmark_XPS_more_rows.H1" chart:class="chart:bar">
            <chart:data-point chart:repeated="42"/>
          </chart:series>
          <chart:series chart:style-name="ch11" chart:values-cell-range-address="main_method_benchmark_XPS_more_rows.I2:main_method_benchmark_XPS_more_rows.I43" chart:label-cell-address="main_method_benchmark_XPS_more_rows.I1:main_method_benchmark_XPS_more_rows.I1" chart:class="chart:bar">
            <chart:data-point chart:repeated="42"/>
          </chart:series>
          <chart:series chart:style-name="ch12" chart:values-cell-range-address="main_method_benchmark_XPS_more_rows.J2:main_method_benchmark_XPS_more_rows.J43" chart:label-cell-address="main_method_benchmark_XPS_more_rows.J1:main_method_benchmark_XPS_more_rows.J1" chart:class="chart:bar">
            <chart:data-point chart:repeated="42"/>
          </chart:series>
          <chart:series chart:style-name="ch13" chart:values-cell-range-address="main_method_benchmark_XPS_more_rows.K2:main_method_benchmark_XPS_more_rows.K43" chart:label-cell-address="main_method_benchmark_XPS_more_rows.K1:main_method_benchmark_XPS_more_rows.K1" chart:class="chart:bar">
            <chart:data-point chart:repeated="42"/>
          </chart:series>
          <chart:series chart:style-name="ch14" chart:values-cell-range-address="main_method_benchmark_XPS_more_rows.L2:main_method_benchmark_XPS_more_rows.L43" chart:label-cell-address="main_method_benchmark_XPS_more_rows.L1:main_method_benchmark_XPS_more_rows.L1" chart:class="chart:bar">
            <chart:data-point chart:repeated="42"/>
          </chart:series>
          <chart:series chart:style-name="ch15" chart:values-cell-range-address="main_method_benchmark_XPS_more_rows.M2:main_method_benchmark_XPS_more_rows.M43" chart:label-cell-address="main_method_benchmark_XPS_more_rows.M1:main_method_benchmark_XPS_more_rows.M1" chart:class="chart:bar">
            <chart:data-point chart:repeated="42"/>
          </chart:series>
          <chart:series chart:style-name="ch16" chart:values-cell-range-address="main_method_benchmark_XPS_more_rows.N2:main_method_benchmark_XPS_more_rows.N43" chart:label-cell-address="main_method_benchmark_XPS_more_rows.N1:main_method_benchmark_XPS_more_rows.N1" chart:class="chart:bar">
            <chart:data-point chart:repeated="4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nning-Time</text:p>
                <draw:g>
                  <svg:desc>main_method_benchmark_XPS_more_rows.H1:main_method_benchmark_XPS_more_rows.H1</svg:desc>
                </draw:g>
              </table:table-cell>
              <table:table-cell office:value-type="string">
                <text:p>Codegen-Time</text:p>
                <draw:g>
                  <svg:desc>main_method_benchmark_XPS_more_rows.I1:main_method_benchmark_XPS_more_rows.I1</svg:desc>
                </draw:g>
              </table:table-cell>
              <table:table-cell office:value-type="string">
                <text:p>Compilation-Time</text:p>
                <draw:g>
                  <svg:desc>main_method_benchmark_XPS_more_rows.J1:main_method_benchmark_XPS_more_rows.J1</svg:desc>
                </draw:g>
              </table:table-cell>
              <table:table-cell office:value-type="string">
                <text:p>Execution-Time</text:p>
                <draw:g>
                  <svg:desc>main_method_benchmark_XPS_more_rows.K1:main_method_benchmark_XPS_more_rows.K1</svg:desc>
                </draw:g>
              </table:table-cell>
              <table:table-cell office:value-type="string">
                <text:p>Remaining Overhead</text:p>
                <draw:g>
                  <svg:desc>main_method_benchmark_XPS_more_rows.L1:main_method_benchmark_XPS_more_rows.L1</svg:desc>
                </draw:g>
              </table:table-cell>
              <table:table-cell office:value-type="string">
                <text:p>DuckDB Execution Time</text:p>
                <draw:g>
                  <svg:desc>main_method_benchmark_XPS_more_rows.M1:main_method_benchmark_XPS_more_rows.M1</svg:desc>
                </draw:g>
              </table:table-cell>
              <table:table-cell office:value-type="string">
                <text:p>DuckDB Overhead</text:p>
                <draw:g>
                  <svg:desc>main_method_benchmark_XPS_more_rows.N1:main_method_benchmark_XPS_more_rows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ilter_query_int_rest_1-SF-10-non-vectorised</text:p>
                <draw:g>
                  <svg:desc>main_method_benchmark_XPS_more_rows.G2:main_method_benchmark_XPS_more_rows.G43</svg:desc>
                </draw:g>
              </table:table-cell>
              <table:table-cell office:value-type="float" office:value="23.3">
                <text:p>23.3</text:p>
                <draw:g>
                  <svg:desc>main_method_benchmark_XPS_more_rows.H2:main_method_benchmark_XPS_more_rows.H43</svg:desc>
                </draw:g>
              </table:table-cell>
              <table:table-cell office:value-type="float" office:value="100.9">
                <text:p>100.9</text:p>
                <draw:g>
                  <svg:desc>main_method_benchmark_XPS_more_rows.I2:main_method_benchmark_XPS_more_rows.I43</svg:desc>
                </draw:g>
              </table:table-cell>
              <table:table-cell office:value-type="float" office:value="39.5">
                <text:p>39.5</text:p>
                <draw:g>
                  <svg:desc>main_method_benchmark_XPS_more_rows.J2:main_method_benchmark_XPS_more_rows.J43</svg:desc>
                </draw:g>
              </table:table-cell>
              <table:table-cell office:value-type="float" office:value="770.1">
                <text:p>770.1</text:p>
                <draw:g>
                  <svg:desc>main_method_benchmark_XPS_more_rows.K2:main_method_benchmark_XPS_more_rows.K43</svg:desc>
                </draw:g>
              </table:table-cell>
              <table:table-cell office:value-type="float" office:value="97.1">
                <text:p>97.1</text:p>
                <draw:g>
                  <svg:desc>main_method_benchmark_XPS_more_rows.L2:main_method_benchmark_XPS_more_rows.L43</svg:desc>
                </draw:g>
              </table:table-cell>
              <table:table-cell office:value-type="float" office:value="NaN">
                <text:p>NaN</text:p>
                <draw:g>
                  <svg:desc>main_method_benchmark_XPS_more_rows.M2:main_method_benchmark_XPS_more_rows.M43</svg:desc>
                </draw:g>
              </table:table-cell>
              <table:table-cell office:value-type="float" office:value="NaN">
                <text:p>NaN</text:p>
                <draw:g>
                  <svg:desc>main_method_benchmark_XPS_more_rows.N2:main_method_benchmark_XPS_more_rows.N43</svg:desc>
                </draw:g>
              </table:table-cell>
            </table:table-row>
            <table:table-row>
              <table:table-cell office:value-type="string">
                <text:p>filter_query_int_rest_1-SF-10-vectorised</text:p>
              </table:table-cell>
              <table:table-cell office:value-type="float" office:value="21.6">
                <text:p>21.6</text:p>
              </table:table-cell>
              <table:table-cell office:value-type="float" office:value="97.6">
                <text:p>97.6</text:p>
              </table:table-cell>
              <table:table-cell office:value-type="float" office:value="39.4">
                <text:p>39.4</text:p>
              </table:table-cell>
              <table:table-cell office:value-type="float" office:value="576.1">
                <text:p>576.1</text:p>
              </table:table-cell>
              <table:table-cell office:value-type="float" office:value="95.5999999999999">
                <text:p>95.5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lter_query_int_rest_1-SF-1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.9">
                <text:p>68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lter_query_int_rest_2-SF-10-non-vectorised</text:p>
              </table:table-cell>
              <table:table-cell office:value-type="float" office:value="22.4">
                <text:p>22.4</text:p>
              </table:table-cell>
              <table:table-cell office:value-type="float" office:value="99.4">
                <text:p>99.4</text:p>
              </table:table-cell>
              <table:table-cell office:value-type="float" office:value="39.2">
                <text:p>39.2</text:p>
              </table:table-cell>
              <table:table-cell office:value-type="float" office:value="931.4">
                <text:p>931.4</text:p>
              </table:table-cell>
              <table:table-cell office:value-type="float" office:value="94.8999999999999">
                <text:p>94.8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lter_query_int_rest_2-SF-10-vectorised</text:p>
              </table:table-cell>
              <table:table-cell office:value-type="float" office:value="21.7">
                <text:p>21.7</text:p>
              </table:table-cell>
              <table:table-cell office:value-type="float" office:value="98.6">
                <text:p>98.6</text:p>
              </table:table-cell>
              <table:table-cell office:value-type="float" office:value="39.6">
                <text:p>39.6</text:p>
              </table:table-cell>
              <table:table-cell office:value-type="float" office:value="565.8">
                <text:p>565.8</text:p>
              </table:table-cell>
              <table:table-cell office:value-type="float" office:value="97.7000000000001">
                <text:p>97.70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lter_query_int_rest_2-SF-1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0.7">
                <text:p>680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lter_query_int_rest_3-SF-10-non-vectorised</text:p>
              </table:table-cell>
              <table:table-cell office:value-type="float" office:value="23.2">
                <text:p>23.2</text:p>
              </table:table-cell>
              <table:table-cell office:value-type="float" office:value="99.3">
                <text:p>99.3</text:p>
              </table:table-cell>
              <table:table-cell office:value-type="float" office:value="39">
                <text:p>39</text:p>
              </table:table-cell>
              <table:table-cell office:value-type="float" office:value="1110.6">
                <text:p>1110.6</text:p>
              </table:table-cell>
              <table:table-cell office:value-type="float" office:value="94.8000000000002">
                <text:p>94.800000000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lter_query_int_rest_3-SF-10-vectorised</text:p>
              </table:table-cell>
              <table:table-cell office:value-type="float" office:value="21.6">
                <text:p>21.6</text:p>
              </table:table-cell>
              <table:table-cell office:value-type="float" office:value="98.7">
                <text:p>98.7</text:p>
              </table:table-cell>
              <table:table-cell office:value-type="float" office:value="39.9">
                <text:p>39.9</text:p>
              </table:table-cell>
              <table:table-cell office:value-type="float" office:value="862.6">
                <text:p>862.6</text:p>
              </table:table-cell>
              <table:table-cell office:value-type="float" office:value="94.4000000000001">
                <text:p>94.40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ilter_query_int_rest_3-SF-1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31.6">
                <text:p>1431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2-SF-10-non-vectorised</text:p>
              </table:table-cell>
              <table:table-cell office:value-type="float" office:value="22.6">
                <text:p>22.6</text:p>
              </table:table-cell>
              <table:table-cell office:value-type="float" office:value="102.8">
                <text:p>102.8</text:p>
              </table:table-cell>
              <table:table-cell office:value-type="float" office:value="53.5">
                <text:p>53.5</text:p>
              </table:table-cell>
              <table:table-cell office:value-type="float" office:value="1695.3">
                <text:p>1695.3</text:p>
              </table:table-cell>
              <table:table-cell office:value-type="float" office:value="97.8">
                <text:p>9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2-SF-10-vectorised</text:p>
              </table:table-cell>
              <table:table-cell office:value-type="float" office:value="21">
                <text:p>21</text:p>
              </table:table-cell>
              <table:table-cell office:value-type="float" office:value="99.6">
                <text:p>99.6</text:p>
              </table:table-cell>
              <table:table-cell office:value-type="float" office:value="55.5">
                <text:p>55.5</text:p>
              </table:table-cell>
              <table:table-cell office:value-type="float" office:value="1705.8">
                <text:p>1705.8</text:p>
              </table:table-cell>
              <table:table-cell office:value-type="float" office:value="96.7000000000001">
                <text:p>96.70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2-SF-1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64.6">
                <text:p>4364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16-SF-10-non-vectorised</text:p>
              </table:table-cell>
              <table:table-cell office:value-type="float" office:value="22.7">
                <text:p>22.7</text:p>
              </table:table-cell>
              <table:table-cell office:value-type="float" office:value="100.7">
                <text:p>100.7</text:p>
              </table:table-cell>
              <table:table-cell office:value-type="float" office:value="53.4">
                <text:p>53.4</text:p>
              </table:table-cell>
              <table:table-cell office:value-type="float" office:value="3687.4">
                <text:p>3687.4</text:p>
              </table:table-cell>
              <table:table-cell office:value-type="float" office:value="97.7999999999997">
                <text:p>97.7999999999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16-SF-10-vectorised</text:p>
              </table:table-cell>
              <table:table-cell office:value-type="float" office:value="21">
                <text:p>21</text:p>
              </table:table-cell>
              <table:table-cell office:value-type="float" office:value="100.8">
                <text:p>100.8</text:p>
              </table:table-cell>
              <table:table-cell office:value-type="float" office:value="56.1">
                <text:p>56.1</text:p>
              </table:table-cell>
              <table:table-cell office:value-type="float" office:value="4058.1">
                <text:p>4058.1</text:p>
              </table:table-cell>
              <table:table-cell office:value-type="float" office:value="95.8999999999996">
                <text:p>95.8999999999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16-SF-1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39.6">
                <text:p>4339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8192-SF-10-non-vectorised</text:p>
              </table:table-cell>
              <table:table-cell office:value-type="float" office:value="22.8">
                <text:p>22.8</text:p>
              </table:table-cell>
              <table:table-cell office:value-type="float" office:value="101.5">
                <text:p>101.5</text:p>
              </table:table-cell>
              <table:table-cell office:value-type="float" office:value="53.5">
                <text:p>53.5</text:p>
              </table:table-cell>
              <table:table-cell office:value-type="float" office:value="6636.9">
                <text:p>6636.9</text:p>
              </table:table-cell>
              <table:table-cell office:value-type="float" office:value="99.1000000000004">
                <text:p>99.1000000000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8192-SF-10-vectorised</text:p>
              </table:table-cell>
              <table:table-cell office:value-type="float" office:value="20.7">
                <text:p>20.7</text:p>
              </table:table-cell>
              <table:table-cell office:value-type="float" office:value="99.5">
                <text:p>99.5</text:p>
              </table:table-cell>
              <table:table-cell office:value-type="float" office:value="55.4">
                <text:p>55.4</text:p>
              </table:table-cell>
              <table:table-cell office:value-type="float" office:value="6401">
                <text:p>6401</text:p>
              </table:table-cell>
              <table:table-cell office:value-type="float" office:value="93.7999999999993">
                <text:p>93.7999999999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8192-SF-1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24.2">
                <text:p>8124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262144-SF-10-non-vectorised</text:p>
              </table:table-cell>
              <table:table-cell office:value-type="float" office:value="23">
                <text:p>23</text:p>
              </table:table-cell>
              <table:table-cell office:value-type="float" office:value="103.2">
                <text:p>103.2</text:p>
              </table:table-cell>
              <table:table-cell office:value-type="float" office:value="54.6">
                <text:p>54.6</text:p>
              </table:table-cell>
              <table:table-cell office:value-type="float" office:value="9687.4">
                <text:p>9687.4</text:p>
              </table:table-cell>
              <table:table-cell office:value-type="float" office:value="98.5000000000018">
                <text:p>98.5000000000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262144-SF-10-vectorised</text:p>
              </table:table-cell>
              <table:table-cell office:value-type="float" office:value="20.9">
                <text:p>20.9</text:p>
              </table:table-cell>
              <table:table-cell office:value-type="float" office:value="100.1">
                <text:p>100.1</text:p>
              </table:table-cell>
              <table:table-cell office:value-type="float" office:value="55.6">
                <text:p>55.6</text:p>
              </table:table-cell>
              <table:table-cell office:value-type="float" office:value="9717.8">
                <text:p>9717.8</text:p>
              </table:table-cell>
              <table:table-cell office:value-type="float" office:value="95.2000000000007">
                <text:p>95.2000000000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262144-SF-1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773.7">
                <text:p>16773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524288-SF-10-non-vectorised</text:p>
              </table:table-cell>
              <table:table-cell office:value-type="float" office:value="22.5">
                <text:p>22.5</text:p>
              </table:table-cell>
              <table:table-cell office:value-type="float" office:value="100.6">
                <text:p>100.6</text:p>
              </table:table-cell>
              <table:table-cell office:value-type="float" office:value="53.8">
                <text:p>53.8</text:p>
              </table:table-cell>
              <table:table-cell office:value-type="float" office:value="25437.9">
                <text:p>25437.9</text:p>
              </table:table-cell>
              <table:table-cell office:value-type="float" office:value="103.699999999997">
                <text:p>103.699999999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524288-SF-10-vectorised</text:p>
              </table:table-cell>
              <table:table-cell office:value-type="float" office:value="20.6">
                <text:p>20.6</text:p>
              </table:table-cell>
              <table:table-cell office:value-type="float" office:value="99.5">
                <text:p>99.5</text:p>
              </table:table-cell>
              <table:table-cell office:value-type="float" office:value="55.7">
                <text:p>55.7</text:p>
              </table:table-cell>
              <table:table-cell office:value-type="float" office:value="26398.7">
                <text:p>26398.7</text:p>
              </table:table-cell>
              <table:table-cell office:value-type="float" office:value="101.200000000001">
                <text:p>101.2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524288-SF-1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514.4">
                <text:p>19514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524288-SF-20-non-vectorised</text:p>
              </table:table-cell>
              <table:table-cell office:value-type="float" office:value="22.9">
                <text:p>22.9</text:p>
              </table:table-cell>
              <table:table-cell office:value-type="float" office:value="103.8">
                <text:p>103.8</text:p>
              </table:table-cell>
              <table:table-cell office:value-type="float" office:value="53.5">
                <text:p>53.5</text:p>
              </table:table-cell>
              <table:table-cell office:value-type="float" office:value="50318.9">
                <text:p>50318.9</text:p>
              </table:table-cell>
              <table:table-cell office:value-type="float" office:value="107.200000000004">
                <text:p>107.200000000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524288-SF-20-vectorised</text:p>
              </table:table-cell>
              <table:table-cell office:value-type="float" office:value="21">
                <text:p>21</text:p>
              </table:table-cell>
              <table:table-cell office:value-type="float" office:value="103">
                <text:p>103</text:p>
              </table:table-cell>
              <table:table-cell office:value-type="float" office:value="55.9">
                <text:p>55.9</text:p>
              </table:table-cell>
              <table:table-cell office:value-type="float" office:value="52606.1">
                <text:p>52606.1</text:p>
              </table:table-cell>
              <table:table-cell office:value-type="float" office:value="106.400000000001">
                <text:p>106.4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ggregation_query_int_keys_524288-SF-2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077.1">
                <text:p>41077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oin_query_int_B_0.6_C_0.8-SF-10-non-vectorised</text:p>
              </table:table-cell>
              <table:table-cell office:value-type="float" office:value="23.1">
                <text:p>23.1</text:p>
              </table:table-cell>
              <table:table-cell office:value-type="float" office:value="98.7">
                <text:p>98.7</text:p>
              </table:table-cell>
              <table:table-cell office:value-type="float" office:value="61.3">
                <text:p>61.3</text:p>
              </table:table-cell>
              <table:table-cell office:value-type="float" office:value="26143.6">
                <text:p>26143.6</text:p>
              </table:table-cell>
              <table:table-cell office:value-type="float" office:value="186.100000000002">
                <text:p>186.10000000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oin_query_int_B_0.6_C_0.8-SF-10-vectorised</text:p>
              </table:table-cell>
              <table:table-cell office:value-type="float" office:value="21.4">
                <text:p>21.4</text:p>
              </table:table-cell>
              <table:table-cell office:value-type="float" office:value="99.3">
                <text:p>99.3</text:p>
              </table:table-cell>
              <table:table-cell office:value-type="float" office:value="64.8">
                <text:p>64.8</text:p>
              </table:table-cell>
              <table:table-cell office:value-type="float" office:value="23091">
                <text:p>23091</text:p>
              </table:table-cell>
              <table:table-cell office:value-type="float" office:value="162.400000000001">
                <text:p>162.4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join_query_int_B_0.6_C_0.8-SF-1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609.7">
                <text:p>8609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1-SF-10-non-vectorised</text:p>
              </table:table-cell>
              <table:table-cell office:value-type="float" office:value="32.8">
                <text:p>32.8</text:p>
              </table:table-cell>
              <table:table-cell office:value-type="float" office:value="98.4">
                <text:p>98.4</text:p>
              </table:table-cell>
              <table:table-cell office:value-type="float" office:value="59.4">
                <text:p>59.4</text:p>
              </table:table-cell>
              <table:table-cell office:value-type="float" office:value="2057">
                <text:p>2057</text:p>
              </table:table-cell>
              <table:table-cell office:value-type="float" office:value="97.4000000000001">
                <text:p>97.40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1-SF-10-vectorised</text:p>
              </table:table-cell>
              <table:table-cell office:value-type="float" office:value="31">
                <text:p>31</text:p>
              </table:table-cell>
              <table:table-cell office:value-type="float" office:value="99.3">
                <text:p>99.3</text:p>
              </table:table-cell>
              <table:table-cell office:value-type="float" office:value="66.6">
                <text:p>66.6</text:p>
              </table:table-cell>
              <table:table-cell office:value-type="float" office:value="2881.5">
                <text:p>2881.5</text:p>
              </table:table-cell>
              <table:table-cell office:value-type="float" office:value="99.5">
                <text:p>9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1-SF-1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32.4">
                <text:p>3832.4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string">
                <text:p>tpch_q3-SF-10-non-vectorised</text:p>
              </table:table-cell>
              <table:table-cell office:value-type="float" office:value="32.6">
                <text:p>32.6</text:p>
              </table:table-cell>
              <table:table-cell office:value-type="float" office:value="104.7">
                <text:p>104.7</text:p>
              </table:table-cell>
              <table:table-cell office:value-type="float" office:value="73.7">
                <text:p>73.7</text:p>
              </table:table-cell>
              <table:table-cell office:value-type="float" office:value="1972.1">
                <text:p>1972.1</text:p>
              </table:table-cell>
              <table:table-cell office:value-type="float" office:value="97.9000000000001">
                <text:p>97.90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3-SF-10-vectorised</text:p>
              </table:table-cell>
              <table:table-cell office:value-type="float" office:value="32.7">
                <text:p>32.7</text:p>
              </table:table-cell>
              <table:table-cell office:value-type="float" office:value="103.9">
                <text:p>103.9</text:p>
              </table:table-cell>
              <table:table-cell office:value-type="float" office:value="80.6">
                <text:p>80.6</text:p>
              </table:table-cell>
              <table:table-cell office:value-type="float" office:value="1996.3">
                <text:p>1996.3</text:p>
              </table:table-cell>
              <table:table-cell office:value-type="float" office:value="98.5999999999999">
                <text:p>98.5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3-SF-1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8.1">
                <text:p>1338.1</text:p>
              </table:table-cell>
              <table:table-cell office:value-type="float" office:value="678.8">
                <text:p>678.8</text:p>
              </table:table-cell>
            </table:table-row>
            <table:table-row>
              <table:table-cell office:value-type="string">
                <text:p>tpch_q6-SF-10-non-vectorised</text:p>
              </table:table-cell>
              <table:table-cell office:value-type="float" office:value="30.6">
                <text:p>30.6</text:p>
              </table:table-cell>
              <table:table-cell office:value-type="float" office:value="96.4">
                <text:p>96.4</text:p>
              </table:table-cell>
              <table:table-cell office:value-type="float" office:value="42.2">
                <text:p>42.2</text:p>
              </table:table-cell>
              <table:table-cell office:value-type="float" office:value="359.3">
                <text:p>359.3</text:p>
              </table:table-cell>
              <table:table-cell office:value-type="float" office:value="131.7">
                <text:p>13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6-SF-10-vectorised</text:p>
              </table:table-cell>
              <table:table-cell office:value-type="float" office:value="30.5">
                <text:p>30.5</text:p>
              </table:table-cell>
              <table:table-cell office:value-type="float" office:value="94.6">
                <text:p>94.6</text:p>
              </table:table-cell>
              <table:table-cell office:value-type="float" office:value="44.2">
                <text:p>44.2</text:p>
              </table:table-cell>
              <table:table-cell office:value-type="float" office:value="356.4">
                <text:p>356.4</text:p>
              </table:table-cell>
              <table:table-cell office:value-type="float" office:value="121.3">
                <text:p>12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6-SF-1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.3">
                <text:p>182.3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string">
                <text:p>tpch_q10-SF-10-non-vectorised</text:p>
              </table:table-cell>
              <table:table-cell office:value-type="float" office:value="33.1">
                <text:p>33.1</text:p>
              </table:table-cell>
              <table:table-cell office:value-type="float" office:value="107.6">
                <text:p>107.6</text:p>
              </table:table-cell>
              <table:table-cell office:value-type="float" office:value="94">
                <text:p>94</text:p>
              </table:table-cell>
              <table:table-cell office:value-type="float" office:value="5688.1">
                <text:p>5688.1</text:p>
              </table:table-cell>
              <table:table-cell office:value-type="float" office:value="184.8">
                <text:p>18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10-SF-10-vectorised</text:p>
              </table:table-cell>
              <table:table-cell office:value-type="float" office:value="33.4">
                <text:p>33.4</text:p>
              </table:table-cell>
              <table:table-cell office:value-type="float" office:value="107">
                <text:p>107</text:p>
              </table:table-cell>
              <table:table-cell office:value-type="float" office:value="104.1">
                <text:p>104.1</text:p>
              </table:table-cell>
              <table:table-cell office:value-type="float" office:value="5089.1">
                <text:p>5089.1</text:p>
              </table:table-cell>
              <table:table-cell office:value-type="float" office:value="136.599999999999">
                <text:p>136.5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10-SF-1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7.2">
                <text:p>1807.2</text:p>
              </table:table-cell>
              <table:table-cell office:value-type="float" office:value="392">
                <text:p>3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6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9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43.828cm" svg:height="22.773cm" xlink:href=".." xlink:type="simple" chart:class="chart:bar" chart:style-name="ch1">
        <chart:title svg:x="16.261cm" svg:y="0.591cm" chart:style-name="ch2">
          <text:p>Comparison of AethraDB Running-Time against DuckDB</text:p>
        </chart:title>
        <chart:legend chart:legend-position="top" svg:x="10.335cm" svg:y="1.555cm" style:legend-expansion="wide" chart:style-name="ch3"/>
        <chart:plot-area chart:style-name="ch4" table:cell-range-address="main_method_benchmark_XPS_more_rows.G32:main_method_benchmark_XPS_more_rows.N43 main_method_benchmark_XPS_more_rows.H1:main_method_benchmark_XPS_more_rows.N1" chart:data-source-has-labels="both" svg:x="1.887cm" svg:y="2.608cm" svg:width="41.065cm" svg:height="18.729cm">
          <chart:coordinate-region svg:x="3.17cm" svg:y="2.807cm" svg:width="39.782cm" svg:height="18.042cm"/>
          <chart:axis chart:dimension="x" chart:name="primary-x" chart:style-name="ch5" chartooo:axis-type="auto">
            <chartooo:date-scale/>
            <chart:title svg:x="20.88cm" svg:y="21.792cm" chart:style-name="ch6">
              <text:p>Benchmark Identifier</text:p>
            </chart:title>
            <chart:categories table:cell-range-address="main_method_benchmark_XPS_more_rows.G32:main_method_benchmark_XPS_more_rows.G43"/>
          </chart:axis>
          <chart:axis chart:dimension="y" chart:name="primary-y" chart:style-name="ch7">
            <chart:title svg:x="0.451cm" svg:y="13.418cm" chart:style-name="ch8">
              <text:p>Running-Time (ms)</text:p>
            </chart:title>
            <chart:grid chart:style-name="ch9" chart:class="major"/>
          </chart:axis>
          <chart:series chart:style-name="ch10" chart:values-cell-range-address="main_method_benchmark_XPS_more_rows.H32:main_method_benchmark_XPS_more_rows.H43" chart:label-cell-address="main_method_benchmark_XPS_more_rows.H1:main_method_benchmark_XPS_more_rows.H1" chart:class="chart:bar">
            <chart:data-point chart:repeated="12"/>
          </chart:series>
          <chart:series chart:style-name="ch11" chart:values-cell-range-address="main_method_benchmark_XPS_more_rows.I32:main_method_benchmark_XPS_more_rows.I43" chart:label-cell-address="main_method_benchmark_XPS_more_rows.I1:main_method_benchmark_XPS_more_rows.I1" chart:class="chart:bar">
            <chart:data-point chart:repeated="12"/>
          </chart:series>
          <chart:series chart:style-name="ch12" chart:values-cell-range-address="main_method_benchmark_XPS_more_rows.J32:main_method_benchmark_XPS_more_rows.J43" chart:label-cell-address="main_method_benchmark_XPS_more_rows.J1:main_method_benchmark_XPS_more_rows.J1" chart:class="chart:bar">
            <chart:data-point chart:repeated="12"/>
          </chart:series>
          <chart:series chart:style-name="ch13" chart:values-cell-range-address="main_method_benchmark_XPS_more_rows.K32:main_method_benchmark_XPS_more_rows.K43" chart:label-cell-address="main_method_benchmark_XPS_more_rows.K1:main_method_benchmark_XPS_more_rows.K1" chart:class="chart:bar">
            <chart:data-point chart:repeated="12"/>
          </chart:series>
          <chart:series chart:style-name="ch14" chart:values-cell-range-address="main_method_benchmark_XPS_more_rows.L32:main_method_benchmark_XPS_more_rows.L43" chart:label-cell-address="main_method_benchmark_XPS_more_rows.L1:main_method_benchmark_XPS_more_rows.L1" chart:class="chart:bar">
            <chart:data-point chart:repeated="12"/>
          </chart:series>
          <chart:series chart:style-name="ch15" chart:values-cell-range-address="main_method_benchmark_XPS_more_rows.M32:main_method_benchmark_XPS_more_rows.M43" chart:label-cell-address="main_method_benchmark_XPS_more_rows.M1:main_method_benchmark_XPS_more_rows.M1" chart:class="chart:bar">
            <chart:data-point chart:repeated="12"/>
          </chart:series>
          <chart:series chart:style-name="ch16" chart:values-cell-range-address="main_method_benchmark_XPS_more_rows.N32:main_method_benchmark_XPS_more_rows.N43" chart:label-cell-address="main_method_benchmark_XPS_more_rows.N1:main_method_benchmark_XPS_more_rows.N1" chart:class="chart:bar">
            <chart:data-point chart:repeated="1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nning-Time</text:p>
                <draw:g>
                  <svg:desc>main_method_benchmark_XPS_more_rows.H1:main_method_benchmark_XPS_more_rows.H1</svg:desc>
                </draw:g>
              </table:table-cell>
              <table:table-cell office:value-type="string">
                <text:p>Codegen-Time</text:p>
                <draw:g>
                  <svg:desc>main_method_benchmark_XPS_more_rows.I1:main_method_benchmark_XPS_more_rows.I1</svg:desc>
                </draw:g>
              </table:table-cell>
              <table:table-cell office:value-type="string">
                <text:p>Compilation-Time</text:p>
                <draw:g>
                  <svg:desc>main_method_benchmark_XPS_more_rows.J1:main_method_benchmark_XPS_more_rows.J1</svg:desc>
                </draw:g>
              </table:table-cell>
              <table:table-cell office:value-type="string">
                <text:p>Execution-Time</text:p>
                <draw:g>
                  <svg:desc>main_method_benchmark_XPS_more_rows.K1:main_method_benchmark_XPS_more_rows.K1</svg:desc>
                </draw:g>
              </table:table-cell>
              <table:table-cell office:value-type="string">
                <text:p>Remaining Overhead</text:p>
                <draw:g>
                  <svg:desc>main_method_benchmark_XPS_more_rows.L1:main_method_benchmark_XPS_more_rows.L1</svg:desc>
                </draw:g>
              </table:table-cell>
              <table:table-cell office:value-type="string">
                <text:p>DuckDB Execution Time</text:p>
                <draw:g>
                  <svg:desc>main_method_benchmark_XPS_more_rows.M1:main_method_benchmark_XPS_more_rows.M1</svg:desc>
                </draw:g>
              </table:table-cell>
              <table:table-cell office:value-type="string">
                <text:p>DuckDB Overhead</text:p>
                <draw:g>
                  <svg:desc>main_method_benchmark_XPS_more_rows.N1:main_method_benchmark_XPS_more_rows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pch_q1-SF-10-non-vectorised</text:p>
                <draw:g>
                  <svg:desc>main_method_benchmark_XPS_more_rows.G32:main_method_benchmark_XPS_more_rows.G43</svg:desc>
                </draw:g>
              </table:table-cell>
              <table:table-cell office:value-type="float" office:value="32.8">
                <text:p>32.8</text:p>
                <draw:g>
                  <svg:desc>main_method_benchmark_XPS_more_rows.H32:main_method_benchmark_XPS_more_rows.H43</svg:desc>
                </draw:g>
              </table:table-cell>
              <table:table-cell office:value-type="float" office:value="98.4">
                <text:p>98.4</text:p>
                <draw:g>
                  <svg:desc>main_method_benchmark_XPS_more_rows.I32:main_method_benchmark_XPS_more_rows.I43</svg:desc>
                </draw:g>
              </table:table-cell>
              <table:table-cell office:value-type="float" office:value="59.4">
                <text:p>59.4</text:p>
                <draw:g>
                  <svg:desc>main_method_benchmark_XPS_more_rows.J32:main_method_benchmark_XPS_more_rows.J43</svg:desc>
                </draw:g>
              </table:table-cell>
              <table:table-cell office:value-type="float" office:value="2057">
                <text:p>2057</text:p>
                <draw:g>
                  <svg:desc>main_method_benchmark_XPS_more_rows.K32:main_method_benchmark_XPS_more_rows.K43</svg:desc>
                </draw:g>
              </table:table-cell>
              <table:table-cell office:value-type="float" office:value="97.4000000000001">
                <text:p>97.4000000000001</text:p>
                <draw:g>
                  <svg:desc>main_method_benchmark_XPS_more_rows.L32:main_method_benchmark_XPS_more_rows.L43</svg:desc>
                </draw:g>
              </table:table-cell>
              <table:table-cell office:value-type="float" office:value="NaN">
                <text:p>NaN</text:p>
                <draw:g>
                  <svg:desc>main_method_benchmark_XPS_more_rows.M32:main_method_benchmark_XPS_more_rows.M43</svg:desc>
                </draw:g>
              </table:table-cell>
              <table:table-cell office:value-type="float" office:value="NaN">
                <text:p>NaN</text:p>
                <draw:g>
                  <svg:desc>main_method_benchmark_XPS_more_rows.N32:main_method_benchmark_XPS_more_rows.N43</svg:desc>
                </draw:g>
              </table:table-cell>
            </table:table-row>
            <table:table-row>
              <table:table-cell office:value-type="string">
                <text:p>tpch_q1-SF-10-vectorised</text:p>
              </table:table-cell>
              <table:table-cell office:value-type="float" office:value="31">
                <text:p>31</text:p>
              </table:table-cell>
              <table:table-cell office:value-type="float" office:value="99.3">
                <text:p>99.3</text:p>
              </table:table-cell>
              <table:table-cell office:value-type="float" office:value="66.6">
                <text:p>66.6</text:p>
              </table:table-cell>
              <table:table-cell office:value-type="float" office:value="2881.5">
                <text:p>2881.5</text:p>
              </table:table-cell>
              <table:table-cell office:value-type="float" office:value="99.5">
                <text:p>9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1-SF-1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32.4">
                <text:p>3832.4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string">
                <text:p>tpch_q3-SF-10-non-vectorised</text:p>
              </table:table-cell>
              <table:table-cell office:value-type="float" office:value="32.6">
                <text:p>32.6</text:p>
              </table:table-cell>
              <table:table-cell office:value-type="float" office:value="104.7">
                <text:p>104.7</text:p>
              </table:table-cell>
              <table:table-cell office:value-type="float" office:value="73.7">
                <text:p>73.7</text:p>
              </table:table-cell>
              <table:table-cell office:value-type="float" office:value="1972.1">
                <text:p>1972.1</text:p>
              </table:table-cell>
              <table:table-cell office:value-type="float" office:value="97.9000000000001">
                <text:p>97.90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3-SF-10-vectorised</text:p>
              </table:table-cell>
              <table:table-cell office:value-type="float" office:value="32.7">
                <text:p>32.7</text:p>
              </table:table-cell>
              <table:table-cell office:value-type="float" office:value="103.9">
                <text:p>103.9</text:p>
              </table:table-cell>
              <table:table-cell office:value-type="float" office:value="80.6">
                <text:p>80.6</text:p>
              </table:table-cell>
              <table:table-cell office:value-type="float" office:value="1996.3">
                <text:p>1996.3</text:p>
              </table:table-cell>
              <table:table-cell office:value-type="float" office:value="98.5999999999999">
                <text:p>98.59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3-SF-1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8.1">
                <text:p>1338.1</text:p>
              </table:table-cell>
              <table:table-cell office:value-type="float" office:value="678.8">
                <text:p>678.8</text:p>
              </table:table-cell>
            </table:table-row>
            <table:table-row>
              <table:table-cell office:value-type="string">
                <text:p>tpch_q6-SF-10-non-vectorised</text:p>
              </table:table-cell>
              <table:table-cell office:value-type="float" office:value="30.6">
                <text:p>30.6</text:p>
              </table:table-cell>
              <table:table-cell office:value-type="float" office:value="96.4">
                <text:p>96.4</text:p>
              </table:table-cell>
              <table:table-cell office:value-type="float" office:value="42.2">
                <text:p>42.2</text:p>
              </table:table-cell>
              <table:table-cell office:value-type="float" office:value="359.3">
                <text:p>359.3</text:p>
              </table:table-cell>
              <table:table-cell office:value-type="float" office:value="131.7">
                <text:p>13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6-SF-10-vectorised</text:p>
              </table:table-cell>
              <table:table-cell office:value-type="float" office:value="30.5">
                <text:p>30.5</text:p>
              </table:table-cell>
              <table:table-cell office:value-type="float" office:value="94.6">
                <text:p>94.6</text:p>
              </table:table-cell>
              <table:table-cell office:value-type="float" office:value="44.2">
                <text:p>44.2</text:p>
              </table:table-cell>
              <table:table-cell office:value-type="float" office:value="356.4">
                <text:p>356.4</text:p>
              </table:table-cell>
              <table:table-cell office:value-type="float" office:value="121.3">
                <text:p>12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6-SF-1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.3">
                <text:p>182.3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string">
                <text:p>tpch_q10-SF-10-non-vectorised</text:p>
              </table:table-cell>
              <table:table-cell office:value-type="float" office:value="33.1">
                <text:p>33.1</text:p>
              </table:table-cell>
              <table:table-cell office:value-type="float" office:value="107.6">
                <text:p>107.6</text:p>
              </table:table-cell>
              <table:table-cell office:value-type="float" office:value="94">
                <text:p>94</text:p>
              </table:table-cell>
              <table:table-cell office:value-type="float" office:value="5688.1">
                <text:p>5688.1</text:p>
              </table:table-cell>
              <table:table-cell office:value-type="float" office:value="184.8">
                <text:p>18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10-SF-10-vectorised</text:p>
              </table:table-cell>
              <table:table-cell office:value-type="float" office:value="33.4">
                <text:p>33.4</text:p>
              </table:table-cell>
              <table:table-cell office:value-type="float" office:value="107">
                <text:p>107</text:p>
              </table:table-cell>
              <table:table-cell office:value-type="float" office:value="104.1">
                <text:p>104.1</text:p>
              </table:table-cell>
              <table:table-cell office:value-type="float" office:value="5089.1">
                <text:p>5089.1</text:p>
              </table:table-cell>
              <table:table-cell office:value-type="float" office:value="136.599999999999">
                <text:p>136.599999999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pch_q10-SF-10-duckdb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7.2">
                <text:p>1807.2</text:p>
              </table:table-cell>
              <table:table-cell office:value-type="float" office:value="392">
                <text:p>3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